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60"/>
    <style:style style:name="ce2" style:family="table-cell" style:parent-style-name="Default" style:data-style-name="N108"/>
  </office:automatic-styles>
  <office:body>
    <office:spreadsheet>
      <table:table table:name="Sheet1" table:style-name="ta1" table:print="false">
        <table:table-column table:style-name="co1" table:number-columns-repeated="8" table:default-cell-style-name="Default"/>
        <table:table-row table:style-name="ro1" table:number-rows-repeated="5">
          <table:table-cell table:number-columns-repeated="8"/>
        </table:table-row>
        <table:table-row table:style-name="ro1">
          <table:table-cell office:value-type="string">
            <text:p>T 3</text:p>
          </table:table-cell>
          <table:table-cell office:value-type="string">
            <text:p>uns t</text:p>
          </table:table-cell>
          <table:table-cell office:value-type="string">
            <text:p>a</text:p>
          </table:table-cell>
          <table:table-cell office:value-type="string">
            <text:p>uns a</text:p>
          </table:table-cell>
          <table:table-cell office:value-type="string">
            <text:p>T^2</text:p>
          </table:table-cell>
          <table:table-cell office:value-type="string">
            <text:p>uns t^2</text:p>
          </table:table-cell>
          <table:table-cell office:value-type="string">
            <text:p>2m_2 a^2</text:p>
          </table:table-cell>
          <table:table-cell office:value-type="string">
            <text:p>Uns 2 m a^2</text:p>
          </table:table-cell>
        </table:table-row>
        <table:table-row table:style-name="ro1">
          <table:table-cell table:formula="of:=44.81/3" office:value-type="float" office:value="14.9366666666667">
            <text:p>14,94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2">
            <text:p>2,0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7]^2" office:value-type="float" office:value="223.104011111111">
            <text:p>223,1</text:p>
          </table:table-cell>
          <table:table-cell table:formula="of:=[.B7]*2*[.A7]" office:value-type="float" office:value="2.43914745275809">
            <text:p>2,44</text:p>
          </table:table-cell>
          <table:table-cell table:style-name="ce2" table:formula="of:=[.C7]^2*[.$D$18]" office:value-type="float" office:value="0.000237824">
            <text:p>2,378E-04</text:p>
          </table:table-cell>
          <table:table-cell table:style-name="ce2" table:formula="of:=[.$D$18]*[.C7]*[.D7]" office:value-type="float" office:value="0.00000485456207156389">
            <text:p>4,855E-06</text:p>
          </table:table-cell>
        </table:table-row>
        <table:table-row table:style-name="ro1">
          <table:table-cell table:formula="of:=57.12/3" office:value-type="float" office:value="19.04">
            <text:p>19,04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44">
            <text:p>4,4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8]^2" office:value-type="float" office:value="362.5216">
            <text:p>362,52</text:p>
          </table:table-cell>
          <table:table-cell table:formula="of:=[.B8]*2*[.A8]" office:value-type="float" office:value="3.10921898017278">
            <text:p>3,11</text:p>
          </table:table-cell>
          <table:table-cell table:style-name="ce2" table:formula="of:=[.C8]^2*[.$D$18]" office:value-type="float" office:value="0.00115106816">
            <text:p>1,151E-03</text:p>
          </table:table-cell>
          <table:table-cell table:style-name="ce2" table:formula="of:=[.$D$18]*[.C8]*[.D8]" office:value-type="float" office:value="0.0000106800365574406">
            <text:p>1,068E-05</text:p>
          </table:table-cell>
        </table:table-row>
        <table:table-row table:style-name="ro1">
          <table:table-cell table:formula="of:=73.32/3" office:value-type="float" office:value="24.44">
            <text:p>24,44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67">
            <text:p>6,7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9]^2" office:value-type="float" office:value="597.3136">
            <text:p>597,31</text:p>
          </table:table-cell>
          <table:table-cell table:formula="of:=[.B9]*2*[.A9]" office:value-type="float" office:value="3.99103528757472">
            <text:p>3,99</text:p>
          </table:table-cell>
          <table:table-cell table:style-name="ce2" table:formula="of:=[.C9]^2*[.$D$18]" office:value-type="float" office:value="0.00266897984">
            <text:p>2,669E-03</text:p>
          </table:table-cell>
          <table:table-cell table:style-name="ce2" table:formula="of:=[.$D$18]*[.C9]*[.D9]" office:value-type="float" office:value="0.000016262782939739">
            <text:p>1,626E-05</text:p>
          </table:table-cell>
        </table:table-row>
        <table:table-row table:style-name="ro1">
          <table:table-cell table:formula="of:=91.25/3" office:value-type="float" office:value="30.4166666666667">
            <text:p>30,42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09">
            <text:p>9,00E-002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10]^2" office:value-type="float" office:value="925.173611111111">
            <text:p>925,17</text:p>
          </table:table-cell>
          <table:table-cell table:formula="of:=[.B10]*2*[.A10]" office:value-type="float" office:value="4.96702086731033">
            <text:p>4,97</text:p>
          </table:table-cell>
          <table:table-cell table:style-name="ce2" table:formula="of:=[.C10]^2*[.$D$18]" office:value-type="float" office:value="0.004815936">
            <text:p>4,816E-03</text:p>
          </table:table-cell>
          <table:table-cell table:style-name="ce2" table:formula="of:=[.$D$18]*[.C10]*[.D10]" office:value-type="float" office:value="0.0000218455293220375">
            <text:p>2,185E-05</text:p>
          </table:table-cell>
        </table:table-row>
        <table:table-row table:style-name="ro1">
          <table:table-cell table:formula="of:=110.72/3" office:value-type="float" office:value="36.9066666666667">
            <text:p>36,91</text:p>
          </table:table-cell>
          <table:table-cell table:formula="of:=0.2/(6)^0.5" office:value-type="float" office:value="0.0816496580927726">
            <text:p>0,08</text:p>
          </table:table-cell>
          <table:table-cell table:style-name="ce1" office:value-type="float" office:value="0.103">
            <text:p>1,03E-001</text:p>
          </table:table-cell>
          <table:table-cell table:style-name="ce2" table:formula="of:=0.001*6^(-0.5)" office:value-type="float" office:value="0.000408248290463863">
            <text:p>4,082E-04</text:p>
          </table:table-cell>
          <table:table-cell table:formula="of:=[.A11]^2" office:value-type="float" office:value="1362.10204444444">
            <text:p>1362,1</text:p>
          </table:table-cell>
          <table:table-cell table:formula="of:=[.B11]*2*[.A11]" office:value-type="float" office:value="6.02683342935452">
            <text:p>6,03</text:p>
          </table:table-cell>
          <table:table-cell table:style-name="ce2" table:formula="of:=[.C11]^2*[.$D$18]" office:value-type="float" office:value="0.00630768704">
            <text:p>6,308E-03</text:p>
          </table:table-cell>
          <table:table-cell table:style-name="ce2" table:formula="of:=[.$D$18]*[.C11]*[.D11]" office:value-type="float" office:value="0.000025000994668554">
            <text:p>2,500E-05</text:p>
          </table:table-cell>
        </table:table-row>
        <table:table-row table:style-name="ro1" table:number-rows-repeated="3">
          <table:table-cell table:number-columns-repeated="8"/>
        </table:table-row>
        <table:table-row table:style-name="ro1">
          <table:table-cell office:value-type="string">
            <text:p>Uns 0,2</text:p>
          </table:table-cell>
          <table:table-cell office:value-type="string">
            <text:p>uns 1mm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office:value-type="string">
            <text:p>2m_2=</text:p>
          </table:table-cell>
          <table:table-cell table:number-columns-repeated="4"/>
        </table:table-row>
        <table:table-row table:style-name="ro1">
          <table:table-cell table:number-columns-repeated="3"/>
          <table:table-cell table:formula="of:=2*0.29728" office:value-type="float" office:value="0.59456">
            <text:p>0,59</text:p>
          </table:table-cell>
          <table:table-cell table:number-columns-repeated="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scientific-number number:decimal-places="3" number:min-integer-digits="1" number:min-exponent-digits="2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1">11.12.2017</text:date>, <text:time>16:41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55M10S</meta:editing-duration>
    <meta:editing-cycles>5</meta:editing-cycles>
    <meta:generator>OpenOffice/4.1.1$Win32 OpenOffice.org_project/411m6$Build-9775</meta:generator>
    <dc:date>2017-12-11T16:41:04.71</dc:date>
    <dc:creator>Hauke Hawighorst</dc:creator>
    <meta:document-statistic meta:table-count="3" meta:cell-count="52" meta:object-count="0"/>
    <meta:user-defined meta:name="Info 1"/>
    <meta:user-defined meta:name="Info 2"/>
    <meta:user-defined meta:name="Info 3"/>
    <meta:user-defined meta:name="Info 4"/>
  </office:meta>
</office:document-meta>
</file>